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5cm" loext:contextual-spacing="false" fo:line-height="120%" fo:text-align="justify" style:justify-single-word="false" fo:text-indent="0cm" style:auto-text-indent="false"/>
      <style:text-properties style:font-name="Liberation Serif" fo:language="en" fo:country="US" officeooo:rsid="001d2968" officeooo:paragraph-rsid="001d2968"/>
    </style:style>
    <style:style style:name="P2" style:family="paragraph" style:parent-style-name="Standard" style:list-style-name="L1">
      <style:paragraph-properties fo:margin-top="0cm" fo:margin-bottom="0.25cm" loext:contextual-spacing="false" fo:line-height="120%" fo:text-align="justify" style:justify-single-word="false"/>
      <style:text-properties fo:language="en" fo:country="US" officeooo:paragraph-rsid="00473efc"/>
    </style:style>
    <style:style style:name="P3" style:family="paragraph" style:parent-style-name="Standard" style:list-style-name="L1">
      <style:paragraph-properties fo:margin-top="0cm" fo:margin-bottom="0.25cm" loext:contextual-spacing="false" fo:line-height="120%" fo:text-align="justify" style:justify-single-word="false"/>
      <style:text-properties fo:language="en" fo:country="US" officeooo:rsid="00485f06" officeooo:paragraph-rsid="004891b7"/>
    </style:style>
    <style:style style:name="P4" style:family="paragraph" style:parent-style-name="Standard" style:list-style-name="L1">
      <style:paragraph-properties fo:margin-top="0cm" fo:margin-bottom="0.25cm" loext:contextual-spacing="false" fo:line-height="120%" fo:text-align="justify" style:justify-single-word="false"/>
      <style:text-properties fo:language="en" fo:country="US" officeooo:rsid="004891b7" officeooo:paragraph-rsid="0049d076"/>
    </style:style>
    <style:style style:name="P5" style:family="paragraph" style:parent-style-name="Standard">
      <style:paragraph-properties fo:margin-top="0cm" fo:margin-bottom="0.25cm" loext:contextual-spacing="false" fo:line-height="120%" fo:text-align="justify" style:justify-single-word="false"/>
      <style:text-properties style:font-name="Liberation Serif" fo:language="en" fo:country="US" officeooo:rsid="00385dcc" officeooo:paragraph-rsid="0049d076"/>
    </style:style>
    <style:style style:name="P6" style:family="paragraph" style:parent-style-name="Standard">
      <style:paragraph-properties fo:margin-top="0cm" fo:margin-bottom="0.25cm" loext:contextual-spacing="false" fo:line-height="120%" fo:text-align="justify" style:justify-single-word="false"/>
      <style:text-properties style:font-name="Liberation Serif" fo:language="en" fo:country="US" officeooo:rsid="004cc9d5" officeooo:paragraph-rsid="004cc9d5"/>
    </style:style>
    <style:style style:name="P7" style:family="paragraph" style:parent-style-name="Heading">
      <style:paragraph-properties fo:text-align="center" style:justify-single-word="false"/>
      <style:text-properties style:font-name="Liberation Serif" fo:font-size="16pt" fo:language="en" fo:country="US" fo:font-style="normal" officeooo:rsid="0015c905" officeooo:paragraph-rsid="0041df35" style:font-size-asian="16pt" style:font-style-asian="normal" style:font-size-complex="16pt" style:font-style-complex="normal"/>
    </style:style>
    <style:style style:name="P8" style:family="paragraph" style:parent-style-name="Text_20_body">
      <style:paragraph-properties fo:margin-top="0cm" fo:margin-bottom="0.25cm" loext:contextual-spacing="false" fo:text-align="justify" style:justify-single-word="false"/>
      <style:text-properties style:font-name="Liberation Serif" fo:language="en" fo:country="US" officeooo:paragraph-rsid="003fef0a"/>
    </style:style>
    <style:style style:name="P9" style:family="paragraph" style:parent-style-name="Text_20_body">
      <style:paragraph-properties fo:text-align="justify" style:justify-single-word="false">
        <style:tab-stops>
          <style:tab-stop style:position="0.377cm"/>
          <style:tab-stop style:position="0.699cm"/>
        </style:tab-stops>
      </style:paragraph-properties>
      <style:text-properties style:font-name="Liberation Serif" fo:language="en" fo:country="US" officeooo:rsid="0036b314" officeooo:paragraph-rsid="0042158b"/>
    </style:style>
    <style:style style:name="P10" style:family="paragraph" style:parent-style-name="Text_20_body">
      <style:paragraph-properties fo:text-align="justify" style:justify-single-word="false">
        <style:tab-stops>
          <style:tab-stop style:position="0.377cm"/>
          <style:tab-stop style:position="0.699cm"/>
        </style:tab-stops>
      </style:paragraph-properties>
      <style:text-properties style:font-name="Liberation Serif" fo:language="en" fo:country="US" officeooo:rsid="004adbf2" officeooo:paragraph-rsid="004adbf2"/>
    </style:style>
    <style:style style:name="P11" style:family="paragraph" style:parent-style-name="Text_20_body">
      <style:paragraph-properties fo:text-align="justify" style:justify-single-word="false">
        <style:tab-stops>
          <style:tab-stop style:position="0.377cm"/>
        </style:tab-stops>
      </style:paragraph-properties>
      <style:text-properties fo:language="en" fo:country="US" officeooo:rsid="0036b314" officeooo:paragraph-rsid="00453681"/>
    </style:style>
    <style:style style:name="P12" style:family="paragraph" style:parent-style-name="Text_20_body">
      <style:paragraph-properties fo:text-align="justify" style:justify-single-word="false">
        <style:tab-stops>
          <style:tab-stop style:position="0.377cm"/>
        </style:tab-stops>
      </style:paragraph-properties>
      <style:text-properties fo:language="en" fo:country="US" officeooo:rsid="0046c830" officeooo:paragraph-rsid="0046c830"/>
    </style:style>
    <style:style style:name="P13" style:family="paragraph" style:parent-style-name="Heading_20_1">
      <style:paragraph-properties fo:text-align="justify" style:justify-single-word="false"/>
      <style:text-properties style:font-name="Liberation Serif" fo:language="en" fo:country="US" officeooo:rsid="001d2968" officeooo:paragraph-rsid="001d2968"/>
    </style:style>
    <style:style style:name="P14" style:family="paragraph" style:parent-style-name="Heading_20_1">
      <style:text-properties style:font-name="Liberation Serif" fo:language="en" fo:country="US" officeooo:rsid="0028c13c" officeooo:paragraph-rsid="00132a4e"/>
    </style:style>
    <style:style style:name="P15" style:family="paragraph" style:parent-style-name="Heading_20_2">
      <style:paragraph-properties fo:text-align="justify" style:justify-single-word="false">
        <style:tab-stops>
          <style:tab-stop style:position="0.377cm"/>
          <style:tab-stop style:position="0.699cm"/>
        </style:tab-stops>
      </style:paragraph-properties>
      <style:text-properties style:font-name="Liberation Serif" fo:language="en" fo:country="US"/>
    </style:style>
    <style:style style:name="P16" style:family="paragraph" style:parent-style-name="Heading_20_2">
      <style:paragraph-properties fo:text-align="justify" style:justify-single-word="false">
        <style:tab-stops>
          <style:tab-stop style:position="0.377cm"/>
        </style:tab-stops>
      </style:paragraph-properties>
      <style:text-properties style:font-name="Liberation Serif" fo:font-size="16.1000003814697pt" fo:language="en" fo:country="US" fo:font-weight="bold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P17" style:family="paragraph" style:parent-style-name="Heading_20_2">
      <style:paragraph-properties fo:text-align="justify" style:justify-single-word="false">
        <style:tab-stops>
          <style:tab-stop style:position="0.377cm"/>
        </style:tab-stops>
      </style:paragraph-properties>
      <style:text-properties style:font-name="Liberation Serif" fo:font-size="16.1000003814697pt" fo:language="en" fo:country="US" fo:font-weight="bold" officeooo:paragraph-rsid="0021c45d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P18" style:family="paragraph" style:parent-style-name="Heading_20_2">
      <style:paragraph-properties fo:text-align="justify" style:justify-single-word="false">
        <style:tab-stops>
          <style:tab-stop style:position="0.377cm"/>
        </style:tab-stops>
      </style:paragraph-properties>
      <style:text-properties style:font-name="Liberation Serif" fo:font-size="16.1000003814697pt" fo:language="en" fo:country="US" fo:font-weight="bold" officeooo:rsid="001beffa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39edbe"/>
    </style:style>
    <style:style style:name="T3" style:family="text">
      <style:text-properties style:font-name="Liberation Serif" officeooo:rsid="00473efc"/>
    </style:style>
    <style:style style:name="T4" style:family="text">
      <style:text-properties style:font-name="Liberation Serif" officeooo:rsid="004891b7"/>
    </style:style>
    <style:style style:name="T5" style:family="text">
      <style:text-properties style:font-name="Liberation Serif" officeooo:rsid="0049d076"/>
    </style:style>
    <style:style style:name="T6" style:family="text">
      <style:text-properties style:font-name="Liberation Serif" officeooo:rsid="004cc9d5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style="normal" officeooo:rsid="0036efea" style:font-style-asian="normal" style:font-style-complex="normal"/>
    </style:style>
    <style:style style:name="T9" style:family="text">
      <style:text-properties fo:font-style="normal" officeooo:rsid="0038331d" style:font-style-asian="normal" style:font-style-complex="normal"/>
    </style:style>
    <style:style style:name="T10" style:family="text">
      <style:text-properties fo:font-style="normal" officeooo:rsid="0014c3c8" style:font-style-asian="normal" style:font-style-complex="normal"/>
    </style:style>
    <style:style style:name="T11" style:family="text">
      <style:text-properties fo:font-style="normal" officeooo:rsid="0015c905" style:font-style-asian="normal" style:font-style-complex="normal"/>
    </style:style>
    <style:style style:name="T12" style:family="text">
      <style:text-properties officeooo:rsid="003bd2f1"/>
    </style:style>
    <style:style style:name="T13" style:family="text">
      <style:text-properties officeooo:rsid="0041df35"/>
    </style:style>
    <style:style style:name="T14" style:family="text">
      <style:text-properties officeooo:rsid="0042158b"/>
    </style:style>
    <style:style style:name="T15" style:family="text">
      <style:text-properties officeooo:rsid="00453681"/>
    </style:style>
    <style:style style:name="T16" style:family="text">
      <style:text-properties officeooo:rsid="0049d0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enerality vs. reusability in architecture-based self-adaptation: the case for self-adaptive microservice<text:span text:style-name="T13">s</text:span></text:p>
      <text:h text:style-name="P13" text:outline-level="1">Main idea</text:h>
      <text:h text:style-name="P15" text:outline-level="2" text:restart-numbering="true" text:start-value="-1">State of problem</text:h>
      <text:p text:style-name="P9"><text:span text:style-name="T14">Why is it so difficult to build self-adaptive systems by reusing existing self-adaptation services and frameworks?</text:span></text:p>
      <text:p text:style-name="P10">How to better integrate existing research-based self-adaptation solutions within the context of existing industry-driven infrastructure management tools?</text:p>
      <text:h text:style-name="P17" text:outline-level="2">Why it's an interesting problem</text:h>
      <text:p text:style-name="P11"><text:span text:style-name="T15">In the field of self-adaptation, the contrast between the state-of-the-art and the state-of-the-practice is even more evident for self-adaptation models and techniques that deal with multiple quality attributes, e.g., performance, reliability and cost, or address more abstract quality concerns, such as security.</text:span></text:p>
      <text:p text:style-name="P12">Neither of existing research explains why existing architecture-based self-adaptation frameworks, which were originally developed with reusability as a key design concern, are not more widely adopted in practice.</text:p>
      <text:h text:style-name="P16" text:outline-level="2">What solution that is proposed achieves</text:h>
      <text:p text:style-name="P1">The <text:span text:style-name="T7">key contributions</text:span> of this paper are as follows:</text:p>
      <text:list xml:id="list5807808598394300750" text:style-name="L1">
        <text:list-item>
          <text:p text:style-name="P2"><text:span text:style-name="T3">argue that one major problem hindering a more systematic reuse of existing self-adaptation solutions is that there is a fundamental mismatch between the adaptation needs of modern software systems, and the architectural models and adaptation mechanisms supported by current self-adaptation services and frameworks.</text:span></text:p>
        </text:list-item>
        <text:list-item>
          <text:p text:style-name="P3"><text:span text:style-name="T2">discuss the main reasons leading to this problem by looking into a number of architecture-based self-adaptation services and frameworks that have been proposed in recent years from two design perspectives: generality </text:span><text:span text:style-name="T1">and reusability.</text:span></text:p>
        </text:list-item>
        <text:list-item>
          <text:p text:style-name="P4"><text:span text:style-name="T1">make the case that adopting a microservice architecture and its enabling “</text:span><text:span text:style-name="T6">Service Mesh” </text:span><text:span text:style-name="T1">technologies can </text:span><text:span text:style-name="T5">can open the way to the development of more general and reusable self-adaptation solutions.</text:span></text:p>
        </text:list-item>
      </text:list>
      <text:h text:style-name="P18" text:outline-level="2">What follows from the solutions</text:h>
      <text:p text:style-name="P5"><text:span text:style-name="T16">This discussion contributes to promote a better understanding of the interplay between reusability and generality in current and future self-adaptation solutions.</text:span></text:p>
      <text:p text:style-name="P6">The proposed Microservices and Service Mesh MAPE pattern could provide a uniform architectural style to develop, deploy and operate general-purpose self-adaptive distributed applications, without <text:soft-page-break/>developers having to go through the burden of implementing or explicitly managing system-level MAPE services.</text:p>
      <text:h text:style-name="P14" text:outline-level="1">References</text:h>
      <text:p text:style-name="P8"><text:span text:style-name="T8">[1] </text:span><text:span text:style-name="T11">C. Mendonça, D. Garlan, R. Schmerl, J. Cámara, </text:span><text:span text:style-name="T9">"</text:span><text:span text:style-name="T11">Generality vs. reusability in architecture-based self-adaptation: the case for self-adaptive microservices</text:span><text:span text:style-name="T9">",</text:span><text:span text:style-name="T11"> 12th ECSA, 1st international workshop on architectural knowledge for self-adaptive systems (AKSAS), 18:1-18:6, </text:span><text:span text:style-name="T10">September, 201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WEI WANG</meta:initial-creator>
    <meta:creation-date>2019-02-08T14:23:25.109997131</meta:creation-date>
    <dc:date>2019-02-13T15:54:39.820545235</dc:date>
    <dc:creator>YUWEI WANG</dc:creator>
    <meta:editing-duration>PT5H42M57S</meta:editing-duration>
    <meta:editing-cycles>51</meta:editing-cycles>
    <meta:generator>LibreOffice/4.3.3.2$Linux_X86_64 LibreOffice_project/430m0$Build-2</meta:generator>
    <meta:document-statistic meta:table-count="0" meta:image-count="0" meta:object-count="0" meta:page-count="2" meta:paragraph-count="18" meta:word-count="354" meta:character-count="2612" meta:non-whitespace-character-count="2273"/>
  </office:meta>
</office:document-meta>
</file>